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style:page-number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_nfch8xooebfo"/>Spacebattles: Character creation</text:p>
      <text:p text:style-name="Standard"/>
      <text:p text:style-name="Standard">Before starting your first adventure, you must create a character. This section guides you through the character creation process step by step and gives you advice on what to choose. Before starting creating your character you need a character sheet, a pencil, and a set of polyhedral dice. This section details how to create a first level character. If you are creating a higher level character it is recommended that you follow the steps detailed here, then level up your character to the desired level. </text:p>
      <text:p text:style-name="Standard"/>
      <text:p text:style-name="Standard"/>
      <text:p text:style-name="Standard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Standard">Add Headings (Format &gt; Paragraph styles) and they will appear in your table of contents.</text:p>
          <text:p text:style-name="Standard"/>
        </text:index-body>
      </text:table-of-content>
      <text:p text:style-name="Subtitle"><text:bookmark text:name="_5101bv38436k"/>Ability scores</text:p>
      <text:p text:style-name="Standard">Your ability scores are one the most important parts of your character and determines your raw potential (See Basics of play; Ability score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none" style:letter-kerning="false" style:font-name-asian="Arial1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2pt" fo:language="en" fo:country="none" style:letter-kerning="false" style:font-name-asian="Arial1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5" meta:word-count="128" meta:character-count="781" meta:non-whitespace-character-count="657"/>
    <meta:generator>LibreOfficeDev/6.0.5.2$Linux_X86_64 LibreOffice_project/</meta:generator>
  </office:meta>
</office:document-meta>
</file>